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Heading_20_3">
      <style:paragraph-properties fo:text-align="start" style:justify-single-word="false"/>
    </style:style>
    <style:style style:name="P5" style:family="paragraph" style:parent-style-name="Text_20_body" style:list-style-name="L1"/>
    <style:style style:name="P6" style:family="paragraph" style:parent-style-name="Heading_20_4">
      <style:text-properties fo:color="#00a933" loext:opacity="100%" style:text-underline-style="solid" style:text-underline-width="auto" style:text-underline-color="font-color"/>
    </style:style>
    <style:style style:name="P7" style:family="paragraph" style:parent-style-name="Preformatted_20_Text">
      <style:paragraph-properties fo:margin-top="0cm" fo:margin-bottom="0.247cm" style:contextual-spacing="false" fo:line-height="115%"/>
    </style:style>
    <style:style style:name="P8" style:family="paragraph" style:parent-style-name="Text_20_body">
      <style:paragraph-properties fo:margin-top="0cm" fo:margin-bottom="0.247cm" style:contextual-spacing="false" fo:line-height="115%"/>
    </style:style>
    <style:style style:name="P9" style:family="paragraph" style:parent-style-name="Text_20_body" style:list-style-name="L2">
      <style:text-properties style:font-name="Liberation Mono" fo:font-size="10pt" fo:font-style="italic" style:font-name-asian="NSimSun" style:font-size-asian="10pt" style:font-style-asian="italic" style:font-name-complex="Liberation Mono" style:font-size-complex="10pt" style:font-style-complex="italic"/>
    </style:style>
    <style:style style:name="P10" style:family="paragraph" style:parent-style-name="Text_20_body" style:list-style-name="L2">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 style:family="text">
      <style:text-properties fo:color="#c9211e" loext:opacity="100%" fo:font-size="20pt" style:text-underline-style="solid" style:text-underline-width="auto" style:text-underline-color="font-color" style:font-size-asian="20pt" style:font-size-complex="20pt"/>
    </style:style>
    <style:style style:name="T2" style:family="text">
      <style:text-properties fo:font-size="16pt" style:font-size-asian="16pt" style:font-size-complex="16pt"/>
    </style:style>
    <style:style style:name="T3" style:family="text">
      <style:text-properties fo:font-size="16pt" fo:font-weight="bold" style:font-size-asian="16pt" style:font-size-complex="16pt"/>
    </style:style>
    <style:style style:name="T4" style:family="text">
      <style:text-properties style:text-underline-style="solid" style:text-underline-width="auto" style:text-underline-color="font-color"/>
    </style:style>
    <style:style style:name="T5" style:family="text">
      <style:text-properties fo:font-weight="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9" style:family="text">
      <style:text-properties fo:font-style="normal" fo:font-weight="bold" style:font-style-asian="normal" style:font-style-complex="normal"/>
    </style:style>
    <style:style style:name="T10" style:family="text">
      <style:text-properties fo:font-style="normal" style:font-style-asian="normal" style:font-style-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TP - Backup MariaDB</text:span> </text:p>
      <text:p text:style-name="P2"/>
      <text:p text:style-name="P3"/>
      <text:p text:style-name="P2"><text:span text:style-name="T2">Ce document est le compte rendu du Travail Pratique (TP) sur la mise en place d'une solution complète de </text:span><text:span text:style-name="T3">sauvegarde (Backup)</text:span><text:span text:style-name="T2"> pour le système de gestion de bases de données </text:span><text:span text:style-name="T3">MariaDB</text:span><text:span text:style-name="T2"> sur une machine virtuelle Linux Debian.</text:span> </text:p>
      <text:p text:style-name="P2"/>
      <text:h text:style-name="P4" text:outline-level="3"><text:s text:c="2"/><text:span text:style-name="T4">Objectifs du TP</text:span></text:h>
      <text:p text:style-name="Text_20_body"><text:s text:c="3"/>Ce TP visait à maîtriser les compétences suivantes en administration système :</text:p>
      <text:list text:style-name="L1">
        <text:list-item>
          <text:p text:style-name="P5"><text:span text:style-name="T5">Déploiement :</text:span> Installer et configurer un serveur MariaDB sur une machine virtuelle Debian.</text:p>
        </text:list-item>
        <text:list-item>
          <text:p text:style-name="P5"><text:span text:style-name="T5">Sécurité :</text:span> Sécuriser l'accès à la base de données (BDO).</text:p>
        </text:list-item>
        <text:list-item>
          <text:p text:style-name="P5"><text:span text:style-name="T5">Automatisation :</text:span> Coder un <text:span text:style-name="T5">script Bash</text:span> pour automatiser les tâches de sauvegarde.</text:p>
        </text:list-item>
        <text:list-item>
          <text:p text:style-name="P5"><text:span text:style-name="T5">Gestion des données :</text:span> Mettre en place une politique de rétention des sauvegardes et tester la restauration des données.</text:p>
        </text:list-item>
      </text:list>
      <text:h text:style-name="P6" text:outline-level="4">Installation de MariaDB</text:h>
      <text:p text:style-name="Text_20_body">Après la mise à jour des paquets système (<text:span text:style-name="Source_20_Text">sudo apt update &amp;&amp; sudo apt upgrade</text:span>), le serveur MariaDB a été installé et configuré pour démarrer automatiquement :</text:p>
      <text:p text:style-name="P7"><text:span text:style-name="Source_20_Text"><text:span text:style-name="T6">sudo apt install mariadb-server -y</text:span></text:span></text:p>
      <text:p text:style-name="P7"><text:span text:style-name="Source_20_Text"><text:span text:style-name="T6">sudo systemctl enable --now mariadb</text:span></text:span></text:p>
      <text:p text:style-name="P8"><text:span text:style-name="Source_20_Text"><text:span text:style-name="T7"/></text:span></text:p>
      <text:p text:style-name="P8"><text:span text:style-name="Source_20_Text"><text:span text:style-name="T8">La phase de sécurisation est essentielle pour protéger l'instance MariaDB, notamment contre les accès non autorisés.</text:span></text:span></text:p>
      <text:list text:style-name="L2">
        <text:list-header>
          <text:p text:style-name="P9"><text:span text:style-name="T9">Configuration de Sécurité Initiale :</text:span></text:p>
          <text:list>
            <text:list-item>
              <text:p text:style-name="P9"><text:span text:style-name="T10">Définir un mot de passe fort pour l'utilisateur </text:span><text:span text:style-name="Source_20_Text"><text:span text:style-name="T10">root</text:span></text:span><text:span text:style-name="T10"> de MariaDB.</text:span></text:p>
            </text:list-item>
            <text:list-item>
              <text:p text:style-name="P10">Supprimer les comptes utilisateurs et bases de données de test.</text:p>
            </text:list-item>
            <text:list-item>
              <text:p text:style-name="P9"><text:span text:style-name="T10">Désactiver la connexion </text:span><text:span text:style-name="Source_20_Text"><text:span text:style-name="T10">root</text:span></text:span><text:span text:style-name="T10"> à distance.</text:span></text:p>
            </text:list-item>
          </text:list>
          <text:p text:style-name="P9"><text:span text:style-name="T9">Gestion des Utilisateurs d'Application :</text:span><text:span text:style-name="T10"> Afin de ne jamais utiliser le compte </text:span><text:span text:style-name="Source_20_Text"><text:span text:style-name="T10">root</text:span></text:span><text:span text:style-name="T10"> pour les opérations courantes, des utilisateurs spécifiques ont été créés avec des droits précis et des restrictions d'hôte.</text:span></text:p>
        </text:list-header>
      </text:list>
      <text:p text:style-name="P7"><text:span text:style-name="Source_20_Text"><text:span text:style-name="T10"/></text:span></text:p>
      <text:p text:style-name="P7"><text:span text:style-name="Source_20_Text"><text:span text:style-name="T10">Ce TP a permis d'acquérir une méthode robuste pour la gestion des données MariaDB, en intégrant les bonnes pratiques d'administration : automatisation par script Bash, sécurisation des accès et implémentation d'une politique de rétention pour garantir l'espace disque et la disponibilité des données en cas de sinistre. La solution mise en œuvre est complète et fonctionnelle. </text:span></text:span></text:p>
      <text:p text:style-name="Text_20_body"/>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7T03:31:53.079310600</meta:creation-date>
    <dc:date>2025-12-17T03:38:41.109819700</dc:date>
    <meta:editing-duration>PT6M48S</meta:editing-duration>
    <meta:editing-cycles>1</meta:editing-cycles>
    <meta:generator>LibreOffice/25.8.3.2$Windows_X86_64 LibreOffice_project/8ca8d55c161d602844f5428fa4b58097424e324e</meta:generator>
    <meta:print-date>2025-12-17T03:39:18.770276000</meta:print-date>
    <meta:printed-by>Fichiers PDF</meta:printed-by>
    <meta:document-statistic meta:table-count="0" meta:image-count="0" meta:object-count="0" meta:page-count="1" meta:paragraph-count="19" meta:word-count="293" meta:character-count="1848" meta:non-whitespace-character-count="1573"/>
  </office:meta>
</office:document-meta>
</file>